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00f2" officeooo:paragraph-rsid="000b00f2" style:font-weight-asian="bold" style:font-weight-complex="bold"/>
    </style:style>
    <style:style style:name="P2" style:family="paragraph" style:parent-style-name="Standard">
      <style:text-properties fo:font-weight="bold" officeooo:rsid="000cfdbb" officeooo:paragraph-rsid="000cfdbb" style:font-weight-asian="bold" style:font-weight-complex="bold"/>
    </style:style>
    <style:style style:name="P3" style:family="paragraph" style:parent-style-name="Standard">
      <style:text-properties fo:font-weight="bold" officeooo:rsid="0010542a" officeooo:paragraph-rsid="0010542a" style:font-weight-asian="bold" style:font-weight-complex="bold"/>
    </style:style>
    <style:style style:name="P4" style:family="paragraph" style:parent-style-name="Standard" style:list-style-name="L2">
      <style:text-properties fo:font-weight="bold" officeooo:rsid="0010542a" officeooo:paragraph-rsid="0010542a" style:font-weight-asian="bold" style:font-weight-complex="bold"/>
    </style:style>
    <style:style style:name="P5" style:family="paragraph" style:parent-style-name="Standard" style:list-style-name="L3">
      <style:text-properties fo:font-weight="bold" officeooo:rsid="0010542a" officeooo:paragraph-rsid="0010542a" style:font-weight-asian="bold" style:font-weight-complex="bold"/>
    </style:style>
    <style:style style:name="P6" style:family="paragraph" style:parent-style-name="Standard" style:list-style-name="L4">
      <style:text-properties fo:font-weight="bold" officeooo:rsid="0010542a" officeooo:paragraph-rsid="0010542a" style:font-weight-asian="bold" style:font-weight-complex="bold"/>
    </style:style>
    <style:style style:name="P7" style:family="paragraph" style:parent-style-name="Standard">
      <style:text-properties officeooo:paragraph-rsid="000b00f2"/>
    </style:style>
    <style:style style:name="P8" style:family="paragraph" style:parent-style-name="Standard">
      <style:text-properties fo:font-weight="normal" officeooo:rsid="000cfdbb" officeooo:paragraph-rsid="000cfdbb" style:font-weight-asian="normal" style:font-weight-complex="normal"/>
    </style:style>
    <style:style style:name="P9" style:family="paragraph" style:parent-style-name="Standard">
      <style:text-properties officeooo:rsid="000e595f" officeooo:paragraph-rsid="000e595f"/>
    </style:style>
    <style:style style:name="P10" style:family="paragraph" style:parent-style-name="Standard">
      <style:text-properties officeooo:rsid="000e595f" officeooo:paragraph-rsid="000cfdbb"/>
    </style:style>
    <style:style style:name="P11" style:family="paragraph" style:parent-style-name="Standard">
      <style:text-properties officeooo:rsid="0010542a" officeooo:paragraph-rsid="0010542a"/>
    </style:style>
    <style:style style:name="P12" style:family="paragraph" style:parent-style-name="Standard" style:list-style-name="L4">
      <style:text-properties officeooo:rsid="0010542a" officeooo:paragraph-rsid="0010542a"/>
    </style:style>
    <style:style style:name="P13" style:family="paragraph" style:parent-style-name="Standard" style:list-style-name="L1">
      <style:text-properties officeooo:paragraph-rsid="0010542a"/>
    </style:style>
    <style:style style:name="P14" style:family="paragraph" style:parent-style-name="Standard" style:list-style-name="L4">
      <style:text-properties officeooo:paragraph-rsid="0010542a"/>
    </style:style>
    <style:style style:name="P15" style:family="paragraph" style:parent-style-name="Standard">
      <style:text-properties officeooo:rsid="0010c75b" officeooo:paragraph-rsid="0010c75b"/>
    </style:style>
    <style:style style:name="P16" style:family="paragraph" style:parent-style-name="Standard">
      <style:text-properties officeooo:rsid="001282e7" officeooo:paragraph-rsid="001282e7"/>
    </style:style>
    <style:style style:name="T1" style:family="text">
      <style:text-properties officeooo:rsid="000b00f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00f2" style:font-weight-asian="normal" style:font-weight-complex="normal"/>
    </style:style>
    <style:style style:name="T4" style:family="text">
      <style:text-properties fo:font-weight="normal" officeooo:rsid="000cfdbb" style:font-weight-asian="normal" style:font-weight-complex="normal"/>
    </style:style>
    <style:style style:name="T5" style:family="text">
      <style:text-properties fo:font-weight="normal" officeooo:rsid="0010542a" style:font-weight-asian="normal" style:font-weight-complex="normal"/>
    </style:style>
    <style:style style:name="T6" style:family="text">
      <style:text-properties fo:font-weight="normal" officeooo:rsid="0010a76c" style:font-weight-asian="normal" style:font-weight-complex="normal"/>
    </style:style>
    <style:style style:name="T7" style:family="text">
      <style:text-properties fo:font-weight="normal" officeooo:rsid="0010c75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HDL</text:p>
      <text:p text:style-name="P1"><text:span text:style-name="T2"/></text:p>
      <text:p text:style-name="P1">Entity</text:p>
      <text:p text:style-name="P1"><text:span text:style-name="T2">Name plate of the design: specify input and output ports as well as what kind of ports they are.</text:span></text:p>
      <text:p text:style-name="P1"><text:span text:style-name="T2"/></text:p>
      <text:p text:style-name="P1">Architecture</text:p>
      <text:p text:style-name="P7"><text:span text:style-name="T3">How the circuit is going to behave/function. </text:span><text:span text:style-name="T4">Multiple architectures can map to the same entity. </text:span><text:span text:style-name="T7">Can only contain concurrent statements (everything executes at the same time).</text:span></text:p>
      <text:p text:style-name="P15"><text:span text:style-name="T2">1. Data flow: use concurrent signal assignment statements</text:span></text:p>
      <text:p text:style-name="P15"><text:span text:style-name="T2"><text:tab/>ex: c &lt;= a and b;</text:span></text:p>
      <text:p text:style-name="P15"><text:span text:style-name="T2">2. Behavioral: high level descriptions, consists of a set of assignment statements to represent behavior.</text:span></text:p>
      <text:p text:style-name="P15"><text:span text:style-name="T2"><text:tab/>ex: if a = ‘1’ and b = ‘1’ then c &lt;= ‘1’ else c &lt;= ‘0’ end if;</text:span></text:p>
      <text:p text:style-name="P15"><text:span text:style-name="T2">3. Structural: components from libraries connected together, each component can be individually simulated.</text:span></text:p>
      <text:p text:style-name="P15"><text:span text:style-name="T2"><text:tab/>ex: using two Half_Adder entities to create one Full_Adder architecture.</text:span></text:p>
      <text:p text:style-name="P15"><text:span text:style-name="T2"/></text:p>
      <text:p text:style-name="P16"><text:span text:style-name="T3">I</text:span><text:span text:style-name="T2">nside architecture we use signals which are essentially wires, usually std_logic typed. You connect components with signals.</text:span></text:p>
      <text:p text:style-name="P2"/>
      <text:p text:style-name="P2"><text:span text:style-name="T1">A</text:span>ssignment</text:p>
      <text:p text:style-name="P8">&lt;= to connect wires</text:p>
      <text:p text:style-name="P8">:= to assign variables</text:p>
      <text:p text:style-name="P10"><text:span text:style-name="T2"/></text:p>
      <text:p text:style-name="P3">Modes <text:span text:style-name="T2">(driver direction)</text:span></text:p>
      <text:p text:style-name="P3"><text:span text:style-name="T2">IN</text:span></text:p>
      <text:list xml:id="list2081162434" text:style-name="L1">
        <text:list-item>
          <text:p text:style-name="P13"><text:span text:style-name="T5">Value can be read but not assigned by entity</text:span></text:p>
        </text:list-item>
      </text:list>
      <text:p text:style-name="P3"><text:span text:style-name="T2">OUT</text:span></text:p>
      <text:list xml:id="list2038105074" text:style-name="L2">
        <text:list-item>
          <text:p text:style-name="P4"><text:span text:style-name="T2">Value can be assigned but not read by entity</text:span></text:p>
        </text:list-item>
      </text:list>
      <text:p text:style-name="P3"><text:span text:style-name="T2">INOUT</text:span></text:p>
      <text:list xml:id="list4270642793" text:style-name="L3">
        <text:list-item>
          <text:p text:style-name="P5"><text:span text:style-name="T2">Value can be read or assigned by entity</text:span></text:p>
        </text:list-item>
      </text:list>
      <text:p text:style-name="P3"><text:span text:style-name="T2">BUFFER</text:span></text:p>
      <text:p text:style-name="P3"><text:span text:style-name="T2"/></text:p>
      <text:p text:style-name="P3">Data Types</text:p>
      <text:p text:style-name="P3"><text:span text:style-name="T2">BIT: supports values 0 and 1</text:span></text:p>
      <text:p text:style-name="P3"><text:span text:style-name="T2">BOOLEAN: true or false</text:span></text:p>
      <text:p text:style-name="P3"><text:span text:style-name="T2">std_logic: defined in std_logic_1164</text:span></text:p>
      <text:list xml:id="list4044766553" text:style-name="L4">
        <text:list-item>
          <text:p text:style-name="P6"><text:span text:style-name="T2">U: uninitialized (only simulated)</text:span></text:p>
        </text:list-item>
        <text:list-item>
          <text:p text:style-name="P6"><text:span text:style-name="T2">X: unknown (only simulated)</text:span></text:p>
        </text:list-item>
        <text:list-item>
          <text:p text:style-name="P6"><text:span text:style-name="T2">0</text:span></text:p>
        </text:list-item>
        <text:list-item>
          <text:p text:style-name="P6"><text:span text:style-name="T2">1</text:span></text:p>
        </text:list-item>
        <text:list-item>
          <text:p text:style-name="P6"><text:span text:style-name="T2">Z: high impedance</text:span></text:p>
          <text:list>
            <text:list-item>
              <text:p text:style-name="P14"><text:span text:style-name="T5">Logic 0 means you are sinking current</text:span></text:p>
            </text:list-item>
            <text:list-item>
              <text:p text:style-name="P14"><text:span text:style-name="T5">Logic 1 means you are sourcing current</text:span></text:p>
            </text:list-item>
            <text:list-item>
              <text:p text:style-name="P12"><text:span text:style-name="T2">Z: neither sourcing nor sinking current</text:span></text:p>
            </text:list-item>
          </text:list>
        </text:list-item>
        <text:list-item>
          <text:p text:style-name="P6"><text:span text:style-name="T2">W: unknown</text:span></text:p>
        </text:list-item>
        <text:list-item>
          <text:p text:style-name="P6"><text:span text:style-name="T2">L: low logic 0</text:span></text:p>
          <text:list>
            <text:list-item>
              <text:p text:style-name="P6"><text:span text:style-name="T2">Something near 0V</text:span></text:p>
            </text:list-item>
          </text:list>
        </text:list-item>
        <text:list-item>
          <text:p text:style-name="P6"><text:span text:style-name="T2">H low logic 1</text:span></text:p>
          <text:list>
            <text:list-item>
              <text:p text:style-name="P6"><text:span text:style-name="T2">Something near 5V </text:span><text:span text:style-name="T6">or other high</text:span></text:p>
            </text:list-item>
          </text:list>
        </text:list-item>
        <text:list-item>
          <text:p text:style-name="P6"><text:soft-page-break/><text:span text:style-name="T2">-: don’t care</text:span></text:p>
        </text:list-item>
      </text:list>
      <text:p text:style-name="P9"><text:span text:style-name="T2"/></text:p>
      <text:p text:style-name="P1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4:41.514620617</meta:creation-date>
    <dc:date>2022-02-16T17:52:07.261256538</dc:date>
    <meta:editing-duration>PT1H54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266" meta:character-count="1461" meta:non-whitespace-character-count="1250"/>
  </office:meta>
</office:document-meta>
</file>